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47cm" style:contextual-spacing="false" fo:line-height="150%" fo:text-align="end" style:justify-single-word="false" fo:keep-together="auto" fo:orphans="0" fo:widows="0" fo:text-indent="0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50%" fo:text-align="end" style:justify-single-word="false" fo:keep-together="auto" fo:orphans="0" fo:widows="0" fo:text-indent="0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" style:family="paragraph" style:parent-style-name="Standard">
      <style:paragraph-properties fo:margin-left="0cm" fo:margin-right="0cm" fo:margin-top="0cm" fo:margin-bottom="0.247cm" style:contextual-spacing="false" fo:line-height="150%" fo:text-align="end" style:justify-single-word="false" fo:keep-together="auto" fo:orphans="0" fo:widows="0" fo:text-indent="0cm" style:auto-text-indent="false" fo:break-before="auto" fo:break-after="auto" fo:padding="0cm" fo:border="none" fo:keep-with-next="auto" style:writing-mode="rl-tb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Title" style:master-page-name="Standard">
      <style:paragraph-properties fo:margin-top="0.423cm" fo:margin-bottom="0.212cm" style:contextual-spacing="false" fo:line-height="150%" style:page-number="1"/>
      <style:text-properties style:font-name="Arial" fo:font-size="20pt" style:font-name-asian="Arial1" style:font-size-asian="20pt" style:font-name-complex="Arial1" style:font-size-complex="20pt"/>
    </style:style>
    <style:style style:name="P5" style:family="paragraph" style:parent-style-name="Standard" style:list-style-name="WWNum1">
      <style:paragraph-properties fo:margin-left="1cm" fo:margin-right="0cm" fo:margin-top="0cm" fo:margin-bottom="0.247cm" style:contextual-spacing="false" fo:line-height="150%" fo:text-align="end" style:justify-single-word="false" fo:keep-together="auto" fo:orphans="0" fo:widows="0" fo:text-indent="-0.501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weight-complex="bold"/>
    </style:style>
    <style:style style:name="P6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keep-together="auto" fo:orphans="0" fo:widows="0" fo:text-indent="-1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 style:list-style-name="WWNum1">
      <style:paragraph-properties fo:margin-left="3.2cm" fo:margin-right="0cm" fo:margin-top="0cm" fo:margin-bottom="0.247cm" style:contextual-spacing="false" fo:line-height="150%" fo:text-align="end" style:justify-single-word="false" fo:keep-together="auto" fo:orphans="0" fo:widows="0" fo:text-indent="-1.199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 style:list-style-name="WWNum1">
      <style:paragraph-properties fo:margin-left="4.001cm" fo:margin-right="0cm" fo:margin-top="0cm" fo:margin-bottom="0.247cm" style:contextual-spacing="false" fo:line-height="150%" fo:text-align="end" style:justify-single-word="false" fo:keep-together="auto" fo:orphans="0" fo:widows="0" fo:text-indent="-1.501cm" style:auto-text-indent="false" fo:break-before="auto" fo:break-after="auto" fo:padding="0cm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keep-together="auto" fo:orphans="0" fo:widows="0" fo:text-indent="-1cm" style:auto-text-indent="false" fo:break-before="auto" fo:break-after="auto" fo:padding="0cm" fo:border="none" fo:keep-with-next="auto" style:writing-mode="rl-tb"/>
    </style:style>
    <style:style style:name="P10" style:family="paragraph" style:parent-style-name="Standard" style:list-style-name="WWNum1">
      <style:paragraph-properties fo:margin-left="2cm" fo:margin-right="0cm" fo:margin-top="0cm" fo:margin-bottom="0.247cm" style:contextual-spacing="false" fo:line-height="150%" fo:text-align="end" style:justify-single-word="false" fo:keep-together="auto" fo:orphans="0" fo:widows="0" fo:text-indent="-1cm" style:auto-text-indent="false" fo:break-before="auto" fo:break-after="auto" fo:padding="0cm" fo:border="none" fo:keep-with-next="auto" style:writing-mode="rl-tb"/>
      <style:text-properties style:font-name="Arial" fo:font-size="11pt" style:font-name-asian="Arial1" style:font-size-asian="11pt" style:font-name-complex="Arial1" style:font-size-complex="11pt"/>
    </style:style>
    <style:style style:name="P11" style:family="paragraph" style:parent-style-name="Standard" style:list-style-name="WWNum1">
      <style:paragraph-properties fo:margin-left="1cm" fo:margin-right="0cm" fo:margin-top="0cm" fo:margin-bottom="0.247cm" style:contextual-spacing="false" fo:line-height="150%" fo:text-align="end" style:justify-single-word="false" fo:keep-together="auto" fo:orphans="0" fo:widows="0" fo:text-indent="-0.501cm" style:auto-text-indent="false" fo:break-before="auto" fo:break-after="auto" fo:padding="0cm" fo:border="none" fo:keep-with-next="auto" style:writing-mode="rl-tb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" style:family="text">
      <style:text-properties style:font-name="Arial" fo:font-size="11pt" style:font-name-asian="Arial1" style:font-size-asian="11pt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officeooo:rsid="00006a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הליך בדיקה חשמלית</text:p>
      <text:list xml:id="list2746088784" text:style-name="WWNum1">
        <text:list-item>
          <text:p text:style-name="P5">הוספת כבל בדיקה חדש</text:p>
          <text:list>
            <text:list-item>
              <text:p text:style-name="P9"><text:span text:style-name="T3">פותחים את התוכנה </text:span><text:span text:style-name="T2">Braids-Manager.exe</text:span></text:p>
            </text:list-item>
            <text:list-item>
              <text:p text:style-name="P6">לוחצים 1 להוספת צמה חדשה</text:p>
            </text:list-item>
            <text:list-item>
              <text:p text:style-name="P6">מכניסים כמות מחברים של מכונה (כל מחבר לוקח 50 נקודות, אז כדי לתפוס 50 נקודות הכניסו 1)</text:p>
            </text:list-item>
            <text:list-item>
              <text:p text:style-name="P6">מכניסים כמות סנפים</text:p>
            </text:list-item>
            <text:list-item>
              <text:p text:style-name="P6">עבור כל סנף מכניסים את המידע הבא:</text:p>
              <text:list>
                <text:list-item>
                  <text:p text:style-name="P7">מק"ט מחבר</text:p>
                </text:list-item>
                <text:list-item>
                  <text:p text:style-name="P7">מק"ט מחבר (פלקס)</text:p>
                </text:list-item>
                <text:list-item>
                  <text:p text:style-name="P7">סוג פינים (PIN / SOCKET / BOTH)</text:p>
                </text:list-item>
              </text:list>
            </text:list-item>
            <text:list-item>
              <text:p text:style-name="P6">התוכנה תפתח את כל המדבקות הדרושות</text:p>
            </text:list-item>
            <text:list-item>
              <text:p text:style-name="P6">הדפיסו את המדבקות והדביקו אותן על הצמה באופן המתואר באיור הבא:</text:p>
            </text:list-item>
            <text:list-item>
              <text:p text:style-name="P6">חיזרו לתוכנה ולחצו ENTER לאשר שהמדבקות הודפסו</text:p>
            </text:list-item>
            <text:list-item>
              <text:p text:style-name="P6">עכשיו התוכנה תפתח קובץ מפה עבור הצמה</text:p>
            </text:list-item>
            <text:list-item>
              <text:p text:style-name="P6">מילאו את הפרטים החסרים במפה באופן ידני</text:p>
              <text:list>
                <text:list-item>
                  <text:p text:style-name="P7">BRAID מספר סנף (1, 2, 3...)</text:p>
                </text:list-item>
                <text:list-item>
                  <text:p text:style-name="P7"><text:span text:style-name="T4">PIN</text:span> שם פין (1,2,3, A, B, C, BODY, או כל שם אחר הרשום על המחבר. יש להוסיף קו תחתון לפני אות קטנה a_)</text:p>
                </text:list-item>
                <text:list-item>
                  <text:p text:style-name="P7">שאר השדות ממולאים אוטומטית לא לגעת בהם</text:p>
                </text:list-item>
              </text:list>
            </text:list-item>
            <text:list-item>
              <text:p text:style-name="P6">חיזרו לתוכנה ולחצו ENTER לאשר שהמפה מוכנה</text:p>
            </text:list-item>
            <text:list-item>
              <text:p text:style-name="P6">התוכנה תעדכן את הטבלה והתהליך גמור</text:p>
            </text:list-item>
          </text:list>
        </text:list-item>
      </text:list>
      <text:p text:style-name="P1"/>
      <text:list xml:id="list150952029664807" text:continue-numbering="true" text:style-name="WWNum1">
        <text:list-item>
          <text:p text:style-name="P5">יצירת תוכנת בדיקה חדשה</text:p>
          <text:list>
            <text:list-item>
              <text:p text:style-name="P9"><text:span text:style-name="T3">פותחים את התוכנה </text:span><text:span text:style-name="T2">MPT-Manager.exe</text:span></text:p>
            </text:list-item>
            <text:list-item>
              <text:p text:style-name="P6">לוחצים 1 להוספת תוכנה חדשה</text:p>
            </text:list-item>
            <text:list-item>
              <text:p text:style-name="P9"><text:span text:style-name="T3">מכניסים מק"ט </text:span><text:span text:style-name="T1">מוצר</text:span></text:p>
            </text:list-item>
            <text:list-item>
              <text:p text:style-name="P6">מכניסים תיאור מוצר</text:p>
            </text:list-item>
            <text:list-item>
              <text:p text:style-name="P6"><text:soft-page-break/>מכניסים מספר שרטוט / טבלה / או כל מסמך אחר לפיו אנחנו עומדים לבנות את התוכנה</text:p>
            </text:list-item>
            <text:list-item>
              <text:p text:style-name="P6">מכניסים את הרוויזיה של המסמך</text:p>
            </text:list-item>
            <text:list-item>
              <text:p text:style-name="P6">התוכנה יוצרת 5 קבצים שיש למלא באופן ידני. להלן תיאור הקבצים</text:p>
              <text:list>
                <text:list-item>
                  <text:p text:style-name="P7">רשימת קווים netlist.csv. לטבלה זו 3 שדות:</text:p>
                  <text:list>
                    <text:list-item>
                      <text:p text:style-name="P8">CONNAME – השם של המחבר כפי שהוא מופיע בשרטוט</text:p>
                    </text:list-item>
                    <text:list-item>
                      <text:p text:style-name="P8">PINNAME – השם של הפין (1,2,3, A, B, C, BODY, או כל שם אחר הרשום על המחבר. יש להוסיף קו תחתון לפני אות קטנה a_)</text:p>
                    </text:list-item>
                    <text:list-item>
                      <text:p text:style-name="P8">NETNUM – מספר הקו אליו הפין משתייך</text:p>
                    </text:list-item>
                  </text:list>
                </text:list-item>
                <text:list-item>
                  <text:p text:style-name="P7">רשימת שמות הקווים netnames.csv. לטבלה זו 2 שדות</text:p>
                  <text:list>
                    <text:list-item>
                      <text:p text:style-name="P8">NETNUM – המספר של הקו</text:p>
                    </text:list-item>
                    <text:list-item>
                      <text:p text:style-name="P8">NETNAME – השם של הקו</text:p>
                    </text:list-item>
                  </text:list>
                </text:list-item>
                <text:list-item>
                  <text:p text:style-name="P7">סנפים של כבל בדיקה למוצר testcables_to_product.csv. לטבלה זו 2 שדות:</text:p>
                  <text:list>
                    <text:list-item>
                      <text:p text:style-name="P8">TESTCABLE – מספר סנף של כבל בדיקה (במידה וחסר להשאיר ריק)</text:p>
                    </text:list-item>
                    <text:list-item>
                      <text:p text:style-name="P8">PRODUCT – שם המחבר של המוצר כפי שהוא מופיע בטבלה netlist.csv</text:p>
                    </text:list-item>
                    <text:list-item>
                      <text:p text:style-name="P8">PLUG_PN – המק"ט של המחבר כפי שהוא מופיע ב-BOM</text:p>
                    </text:list-item>
                  </text:list>
                </text:list-item>
                <text:list-item>
                  <text:p text:style-name="P7">מחברים של כבל בדיקה לשקעים של מכונת MPT. שם הטבלה testcables_to_outlets.csv ולה 2 שדות:</text:p>
                  <text:list>
                    <text:list-item>
                      <text:p text:style-name="P8">TESTCABLE – מספר כבל בדיקה (ללא אותיות A B C) (במידה וחסר כבל בדיקה להשאיר קובץ זה ריק כפי שהתוכנה יצרה אותו)</text:p>
                    </text:list-item>
                    <text:list-item>
                      <text:p text:style-name="P8">OUTLET – לאיזה שקע הוא מתחבר (A1, B1, C1…)</text:p>
                    </text:list-item>
                  </text:list>
                </text:list-item>
                <text:list-item>
                  <text:p text:style-name="P7">קובץ טקסט script.txt המתאר אילו פעולות על המבדק יש לבצע. ראה רשימת פקודות וכיצד להשתמש בהם</text:p>
                </text:list-item>
              </text:list>
            </text:list-item>
            <text:list-item>
              <text:p text:style-name="P6">בסיום המילוי של כל הקבצים יש לחזור לתוכנה וללחוץ על ENTER</text:p>
            </text:list-item>
            <text:list-item>
              <text:p text:style-name="P6">התוכנה תייצר 3 קבצים</text:p>
              <text:list>
                <text:list-item>
                  <text:p text:style-name="P7">קובץ CSV רשימת קווים</text:p>
                </text:list-item>
                <text:list-item>
                  <text:p text:style-name="P7">קובץ TXT של תוכנת הבדיקה</text:p>
                </text:list-item>
                <text:list-item>
                  <text:p text:style-name="P7">קובץ HTML שמציג אילו מחברים לאן לחבר</text:p>
                </text:list-item>
              </text:list>
            </text:list-item>
            <text:list-item>
              <text:p text:style-name="P6">התוכנה תעדכן את הטבלה והתהליך גמור</text:p>
            </text:list-item>
            <text:list-item>
              <text:p text:style-name="P9"><text:span text:style-name="T3">במידה וחסרים מחברים נגדיים ה</text:span><text:span text:style-name="T1">תוכנה תרשום אותם בטבלה נפרדת של מחברים חסרים</text:span></text:p>
            </text:list-item>
          </text:list>
        </text:list-item>
      </text:list>
      <text:p text:style-name="P2"><text:soft-page-break/></text:p>
      <text:list xml:id="list150951468636970" text:continue-numbering="true" text:style-name="WWNum1">
        <text:list-item>
          <text:p text:style-name="P5">בדיקת צמה במבדק</text:p>
          <text:list>
            <text:list-item>
              <text:p text:style-name="P10">פותחים תוכנה MPT.exe</text:p>
            </text:list-item>
            <text:list-item>
              <text:p text:style-name="P10">מכניסים סיסמא במידת הצורך</text:p>
            </text:list-item>
            <text:list-item>
              <text:p text:style-name="P10">לוחצים על F3 כדי לפתוח מסך מבדק</text:p>
            </text:list-item>
            <text:list-item>
              <text:p text:style-name="P10">בוחרים ב-V את הפונקציות</text:p>
            </text:list-item>
            <text:list-item>
              <text:p text:style-name="P10">לוחצים על פתח</text:p>
            </text:list-item>
            <text:list-item>
              <text:p text:style-name="P10">בוחרים בתוכנה הרצויה</text:p>
            </text:list-item>
          </text:list>
        </text:list-item>
      </text:list>
      <text:p text:style-name="P3"/>
      <text:list xml:id="list150951638493060" text:continue-numbering="true" text:style-name="WWNum1">
        <text:list-item>
          <text:p text:style-name="P11">הוספת תוכנה חדשה לרשימת התוכנות הקיימות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499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1cm" fo:margin-left="2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1.199cm" fo:margin-left="3.2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1.499cm" fo:margin-left="4.001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 LibreOffice_project/b0ec3a565991f7569a5a7f5d24fed7f52653d754</meta:generator>
    <dc:date>2023-05-21T15:09:49.921000000</dc:date>
    <meta:editing-duration>PT5H27M43S</meta:editing-duration>
    <meta:editing-cycles>2</meta:editing-cycles>
    <meta:document-statistic meta:table-count="0" meta:image-count="0" meta:object-count="0" meta:page-count="3" meta:paragraph-count="58" meta:word-count="490" meta:character-count="2639" meta:non-whitespace-character-count="2254"/>
  </office:meta>
</office:document-meta>
</file>